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CCA29F5BE6C8E636E5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1cm, 7.797cm, 20.31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1.9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3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3.0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7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808080" fo:font-weight="bold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Liberation Sans Narrow" fo:font-size="22pt" fo:font-weight="bold" style:font-size-asian="22pt" style:font-size-complex="22pt"/>
    </style:style>
    <style:style style:name="P4" style:family="paragraph">
      <style:text-properties fo:color="#808080" fo:font-weight="bold"/>
    </style:style>
    <style:style style:name="P5" style:family="paragraph">
      <loext:graphic-properties draw:fill="none" draw:fill-color="#ffffff"/>
      <style:text-properties fo:color="#808080" style:font-name="Liberation Sans Narrow" fo:font-size="22pt" fo:font-weight="bold" style:font-size-asian="22pt" style:font-size-complex="22pt"/>
    </style:style>
    <style:style style:name="P6" style:family="paragraph">
      <loext:graphic-properties draw:fill="none" draw:fill-color="#ffffff"/>
      <style:text-properties style:font-name="Consolas1" fo:font-style="italic" style:font-style-asian="italic" style:font-style-complex="italic"/>
    </style:style>
    <style:style style:name="T1" style:family="text">
      <style:text-properties style:font-name="Liberation Sans Narrow" fo:font-size="22pt" style:font-size-asian="22pt" style:font-size-complex="22pt"/>
    </style:style>
    <style:style style:name="T2" style:family="text">
      <style:text-properties style:font-name="Consolas1" fo:font-style="italic" style:font-style-asian="italic" style:font-style-complex="italic"/>
    </style:style>
    <style:style style:name="T3" style:family="text">
      <style:text-properties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51cm" svg:height="5.841cm" svg:x="2.905cm" svg:y="3.667cm">
          <draw:image xlink:href="Pictures/1000020100000780000003CCA29F5BE6C8E636E5.tif" xlink:type="simple" xlink:show="embed" xlink:actuate="onLoad">
            <text:p/>
          </draw:image>
        </draw:frame>
        <draw:frame draw:style-name="gr2" draw:text-style-name="P3" draw:layer="layout" svg:width="2.581cm" svg:height="2.029cm" svg:x="4.418cm" svg:y="1.862cm">
          <draw:text-box>
            <text:p text:style-name="P2"><text:span text:style-name="T1">source</text:span></text:p>
            <text:p text:style-name="P2"><text:span text:style-name="T1">code </text:span></text:p>
          </draw:text-box>
        </draw:frame>
        <draw:frame draw:style-name="gr3" draw:text-style-name="P5" draw:layer="layout" svg:width="3.148cm" svg:height="1.14cm" svg:x="8.386cm" svg:y="2.306cm">
          <draw:text-box>
            <text:p text:style-name="P4"><text:span text:style-name="T1">compiler</text:span></text:p>
          </draw:text-box>
        </draw:frame>
        <draw:frame draw:style-name="gr4" draw:text-style-name="P3" draw:layer="layout" svg:width="3.779cm" svg:height="2.029cm" svg:x="12.858cm" svg:y="1.862cm">
          <draw:text-box>
            <text:p text:style-name="P2"><text:span text:style-name="T1">executable</text:span></text:p>
            <text:p text:style-name="P2"><text:span text:style-name="T1">binary</text:span></text:p>
          </draw:text-box>
        </draw:frame>
        <draw:frame draw:style-name="gr5" draw:text-style-name="P3" draw:layer="layout" svg:width="1.84cm" svg:height="1.14cm" svg:x="18.69cm" svg:y="2.306cm">
          <draw:text-box>
            <text:p text:style-name="P2"><text:span text:style-name="T1">CPU</text:span></text:p>
          </draw:text-box>
        </draw:frame>
        <draw:frame draw:style-name="gr6" draw:text-style-name="P3" draw:layer="layout" svg:width="2.483cm" svg:height="1.14cm" svg:x="23.602cm" svg:y="2.306cm">
          <draw:text-box>
            <text:p text:style-name="P2"><text:span text:style-name="T1">output</text:span></text:p>
          </draw:text-box>
        </draw:frame>
        <draw:frame draw:style-name="gr7" draw:text-style-name="P6" draw:layer="layout" svg:width="3.55cm" svg:height="0.988cm" svg:x="3.844cm" svg:y="8.917cm">
          <draw:text-box>
            <text:p><text:span text:style-name="T2">hello.go</text:span></text:p>
          </draw:text-box>
        </draw:frame>
        <draw:frame draw:style-name="gr8" draw:text-style-name="P6" draw:layer="layout" svg:width="4.312cm" svg:height="0.988cm" svg:x="7.677cm" svg:y="10.317cm">
          <draw:text-box>
            <text:p><text:span text:style-name="T3">$ go build</text:span></text:p>
          </draw:text-box>
        </draw:frame>
        <draw:frame draw:style-name="gr9" draw:text-style-name="P6" draw:layer="layout" svg:width="2.407cm" svg:height="0.988cm" svg:x="13.436cm" svg:y="8.917cm">
          <draw:text-box>
            <text:p><text:span text:style-name="T2">hello</text:span></text:p>
          </draw:text-box>
        </draw:frame>
        <draw:frame draw:style-name="gr10" draw:text-style-name="P6" draw:layer="layout" svg:width="3.931cm" svg:height="0.988cm" svg:x="17.645cm" svg:y="10.317cm">
          <draw:text-box>
            <text:p><text:span text:style-name="T3">$ ./hell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00:32:17.809000000</meta:creation-date>
    <dc:date>2018-01-08T09:12:45.618335004</dc:date>
    <meta:editing-duration>PT9M37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